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3" style:family="table">
      <style:table-properties style:width="17.191cm" table:align="margins" style:writing-mode="lr-tb"/>
    </style:style>
    <style:style style:name="表格3.A" style:family="table-column">
      <style:table-column-properties style:column-width="4.297cm" style:rel-column-width="16383*"/>
    </style:style>
    <style:style style:name="表格3.D" style:family="table-column">
      <style:table-column-properties style:column-width="4.299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4dc68" officeooo:paragraph-rsid="0014dc68" style:font-name-asian="宋体1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62bda" officeooo:paragraph-rsid="00162bda" style:font-name-asian="宋体1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94e49" officeooo:paragraph-rsid="00162bda" style:font-name-asian="宋体1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61921" officeooo:paragraph-rsid="00261921" style:font-name-asian="宋体1" style:font-size-asian="10.5pt" style:font-size-complex="10.5pt"/>
    </style:style>
    <style:style style:name="P6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267697" officeooo:paragraph-rsid="00267697"/>
    </style:style>
    <style:style style:name="P11" style:family="paragraph" style:parent-style-name="Standard">
      <style:paragraph-properties fo:margin-left="0cm" fo:margin-right="0cm" fo:margin-top="0.55cm" fo:margin-bottom="0.55cm" loext:contextual-spacing="false" fo:line-height="150%" fo:text-indent="0cm" style:auto-text-indent="false"/>
      <style:text-properties fo:color="#000000"/>
    </style:style>
    <style:style style:name="P12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.55cm" fo:margin-bottom="0.55cm" loext:contextual-spacing="false" fo:line-height="150%"/>
      <style:text-properties style:language-asian="zh" style:country-asian="CN"/>
    </style:style>
    <style:style style:name="P16" style:family="paragraph" style:parent-style-name="Heading_20_1">
      <style:paragraph-properties fo:margin-top="0.55cm" fo:margin-bottom="0.55cm" loext:contextual-spacing="false" fo:line-height="150%"/>
    </style:style>
    <style:style style:name="P17" style:family="paragraph" style:parent-style-name="Heading_20_2">
      <style:paragraph-properties fo:margin-top="0.55cm" fo:margin-bottom="0.55cm" loext:contextual-spacing="false"/>
    </style:style>
    <style:style style:name="P18" style:family="paragraph" style:parent-style-name="Heading_20_2">
      <style:paragraph-properties fo:margin-top="0.55cm" fo:margin-bottom="0.55cm" loext:contextual-spacing="false"/>
      <style:text-properties officeooo:paragraph-rsid="0017e7af"/>
    </style:style>
    <style:style style:name="P19" style:family="paragraph" style:parent-style-name="Heading_20_2">
      <style:paragraph-properties fo:margin-top="0.55cm" fo:margin-bottom="0.55cm" loext:contextual-spacing="false" fo:line-height="150%"/>
      <style:text-properties style:language-asian="zh" style:country-asian="CN"/>
    </style:style>
    <style:style style:name="P20" style:family="paragraph" style:parent-style-name="Heading_20_2">
      <style:paragraph-properties fo:margin-top="0.55cm" fo:margin-bottom="0.55cm" loext:contextual-spacing="false" fo:line-height="150%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Heading_20_3">
      <style:paragraph-properties fo:margin-top="0.55cm" fo:margin-bottom="0.55cm" loext:contextual-spacing="false"/>
    </style:style>
    <style:style style:name="P23" style:family="paragraph" style:parent-style-name="Heading_20_3">
      <style:paragraph-properties fo:margin-top="0.55cm" fo:margin-bottom="0.55cm" loext:contextual-spacing="false"/>
      <style:text-properties fo:font-style="normal" style:font-style-asian="normal" style:font-style-complex="normal"/>
    </style:style>
    <style:style style:name="P24" style:family="paragraph" style:parent-style-name="Standard" style:master-page-name="Standard">
      <style:paragraph-properties fo:margin-top="0.55cm" fo:margin-bottom="0.55cm" loext:contextual-spacing="false" fo:line-height="150%" fo:text-align="center" style:justify-single-word="false" style:page-number="auto"/>
      <style:text-properties fo:font-size="18pt" style:font-size-asian="18pt" style:font-size-complex="18pt"/>
    </style:style>
    <style:style style:name="P25" style:family="paragraph" style:parent-style-name="Standard" style:list-style-name="L2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26" style:family="paragraph" style:parent-style-name="Standard" style:list-style-name="L3">
      <style:paragraph-properties fo:margin-top="0.55cm" fo:margin-bottom="0.55cm" loext:contextual-spacing="false" fo:line-height="150%"/>
      <style:text-properties fo:font-size="10.5pt" style:font-name-asian="宋体1" style:font-size-asian="10.5pt" style:font-size-complex="10.5pt"/>
    </style:style>
    <style:style style:name="P27" style:family="paragraph" style:parent-style-name="Standard" style:list-style-name="L7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28" style:family="paragraph" style:parent-style-name="Standard" style:list-style-name="L8">
      <style:paragraph-properties fo:margin-top="0.55cm" fo:margin-bottom="0.55cm" loext:contextual-spacing="false"/>
      <style:text-properties fo:font-size="10.5pt" style:font-name-asian="宋体1" style:font-size-asian="10.5pt" style:font-size-complex="10.5pt"/>
    </style:style>
    <style:style style:name="P29" style:family="paragraph" style:parent-style-name="Standard" style:list-style-name="L6">
      <style:paragraph-properties fo:margin-top="0.55cm" fo:margin-bottom="0.55cm" loext:contextual-spacing="false"/>
      <style:text-properties fo:font-size="12pt" style:font-name-asian="宋体1" style:font-size-asian="10.5pt" style:font-size-complex="12pt"/>
    </style:style>
    <style:style style:name="P30" style:family="paragraph" style:parent-style-name="Standard" style:list-style-name="L6">
      <style:paragraph-properties fo:margin-top="0.55cm" fo:margin-bottom="0.55cm" loext:contextual-spacing="false"/>
      <style:text-properties style:font-name="宋体1" fo:font-size="10.5pt" officeooo:rsid="00267697" style:font-name-asian="宋体1" style:font-size-asian="10.5pt" style:font-size-complex="10.5pt"/>
    </style:style>
    <style:style style:name="P31" style:family="paragraph" style:parent-style-name="Standard" style:list-style-name="L7">
      <style:paragraph-properties fo:margin-top="0.55cm" fo:margin-bottom="0.55cm" loext:contextual-spacing="false"/>
      <style:text-properties style:font-name="宋体1" fo:font-size="10.5pt" style:font-name-asian="宋体1" style:font-size-asian="10.5pt" style:font-size-complex="10.5pt"/>
    </style:style>
    <style:style style:name="P32" style:family="paragraph" style:parent-style-name="Standard">
      <style:paragraph-properties fo:margin-top="0.55cm" fo:margin-bottom="0.55cm" loext:contextual-spacing="false" fo:line-height="150%"/>
    </style:style>
    <style:style style:name="P33" style:family="paragraph" style:parent-style-name="Standard">
      <style:paragraph-properties fo:margin-top="0.55cm" fo:margin-bottom="0.55cm" loext:contextual-spacing="false" fo:line-height="150%" fo:text-align="center" style:justify-single-word="false"/>
    </style:style>
    <style:style style:name="P34" style:family="paragraph" style:parent-style-name="Standard">
      <style:paragraph-properties fo:margin-top="0.55cm" fo:margin-bottom="0.55cm" loext:contextual-spacing="false" fo:line-height="150%" fo:text-align="center" style:justify-single-word="false"/>
      <style:text-properties officeooo:paragraph-rsid="0036866a"/>
    </style:style>
    <style:style style:name="P35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1" fo:font-size="10.5pt" fo:font-weight="normal" officeooo:rsid="0017e7af" officeooo:paragraph-rsid="00162bda" style:font-name-asian="宋体1" style:font-size-asian="10.5pt" style:font-weight-asian="normal" style:font-size-complex="10.5pt" style:font-weight-complex="normal"/>
    </style:style>
    <style:style style:name="P36" style:family="paragraph" style:parent-style-name="Standard" style:list-style-name="L4">
      <style:paragraph-properties fo:margin-left="0cm" fo:margin-right="0cm" fo:margin-top="0.55cm" fo:margin-bottom="0.55cm" loext:contextual-spacing="false" fo:text-indent="0.741cm" style:auto-text-indent="false"/>
      <style:text-properties fo:font-size="10.5pt" style:font-name-asian="宋体1" style:font-size-asian="10.5pt" style:font-size-complex="10.5pt"/>
    </style:style>
    <style:style style:name="P37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font-size="10.5pt" officeooo:rsid="00394c67" officeooo:paragraph-rsid="00394c67" style:font-name-asian="宋体1" style:font-size-asian="10.5pt" style:font-size-complex="10.5pt"/>
    </style:style>
    <style:style style:name="P38" style:family="paragraph" style:parent-style-name="Standard" style:list-style-name="L9">
      <style:paragraph-properties fo:margin-left="0cm" fo:margin-right="0cm" fo:margin-top="0.55cm" fo:margin-bottom="0.55cm" loext:contextual-spacing="false" fo:line-height="150%" fo:text-indent="0.741cm" style:auto-text-indent="false"/>
      <style:text-properties fo:font-size="10.5pt" officeooo:rsid="00394c67" officeooo:paragraph-rsid="00394c67" style:font-name-asian="宋体1" style:font-size-asian="10.5pt" style:font-size-complex="10.5pt"/>
    </style:style>
    <style:style style:name="P39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officeooo:paragraph-rsid="00243229"/>
    </style:style>
    <style:style style:name="P40" style:family="paragraph" style:parent-style-name="Standard" style:list-style-name="L5">
      <style:paragraph-properties fo:margin-left="0cm" fo:margin-right="0cm" fo:margin-top="0.55cm" fo:margin-bottom="0.55cm" loext:contextual-spacing="false" fo:text-indent="0.741cm" style:auto-text-indent="false"/>
      <style:text-properties style:font-name="宋体1" fo:font-size="10.5pt" officeooo:rsid="00243229" officeooo:paragraph-rsid="00243229" style:font-name-asian="宋体1" style:font-size-asian="10.5pt" style:font-size-complex="10.5pt"/>
    </style:style>
    <style:style style:name="P41" style:family="paragraph" style:parent-style-name="Standard">
      <style:paragraph-properties fo:margin-left="0cm" fo:margin-right="0cm" fo:margin-top="0.55cm" fo:margin-bottom="0.55cm" loext:contextual-spacing="false" fo:line-height="150%" fo:text-align="center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margin-top="0.55cm" fo:margin-bottom="0.55cm" loext:contextual-spacing="false" fo:line-height="150%" fo:text-align="center" style:justify-single-word="false" fo:text-indent="0cm" style:auto-text-indent="false"/>
      <style:text-properties officeooo:paragraph-rsid="003244c0"/>
    </style:style>
    <style:style style:name="T1" style:family="text">
      <style:text-properties officeooo:rsid="0017e7af"/>
    </style:style>
    <style:style style:name="T2" style:family="text">
      <style:text-properties officeooo:rsid="00194e49"/>
    </style:style>
    <style:style style:name="T3" style:family="text">
      <style:text-properties officeooo:rsid="001ec6cd"/>
    </style:style>
    <style:style style:name="T4" style:family="text">
      <style:text-properties style:font-name="宋体1" fo:font-size="10.5pt" officeooo:rsid="00243229" style:font-size-asian="10.5pt" style:font-size-complex="10.5pt"/>
    </style:style>
    <style:style style:name="T5" style:family="text">
      <style:text-properties style:font-name="宋体1" fo:font-size="10.5pt" officeooo:rsid="00243229" style:font-name-asian="宋体1" style:font-size-asian="10.5pt" style:font-size-complex="10.5pt"/>
    </style:style>
    <style:style style:name="T6" style:family="text">
      <style:text-properties style:font-name="宋体1" fo:font-size="10.5pt" style:font-size-complex="10.5pt"/>
    </style:style>
    <style:style style:name="T7" style:family="text">
      <style:text-properties style:font-name="宋体1" fo:font-size="10.5pt" officeooo:rsid="00267697" style:font-size-complex="10.5pt"/>
    </style:style>
    <style:style style:name="T8" style:family="text">
      <style:text-properties officeooo:rsid="00267697"/>
    </style:style>
    <style:style style:name="T9" style:family="text">
      <style:text-properties style:language-asian="zh" style:country-asian="CN"/>
    </style:style>
    <style:style style:name="T10" style:family="text">
      <style:text-properties officeooo:rsid="00394c67" style:language-asian="zh" style:country-asian="CN"/>
    </style:style>
    <style:style style:name="T11" style:family="text">
      <style:text-properties officeooo:rsid="0036866a"/>
    </style:style>
    <style:style style:name="T12" style:family="text">
      <style:text-properties officeooo:rsid="003755e5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OLE_LINK1"/>Project1 矩阵、图伦、统计模块测试文档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录1_Head">
            <text:p text:style-name="Contents_20_Heading">目录</text:p>
          </text:index-title>
          <text:p text:style-name="P12"><text:a xlink:type="simple" xlink:href="#__RefHeading___Toc857_4233979817" text:style-name="Index_20_Link" text:visited-style-name="Index_20_Link">1 测试计划<text:tab/>2</text:a></text:p>
          <text:p text:style-name="P13"><text:a xlink:type="simple" xlink:href="#__RefHeading___Toc859_4233979817" text:style-name="Index_20_Link" text:visited-style-name="Index_20_Link">1.1 引言<text:tab/>2</text:a></text:p>
          <text:p text:style-name="P14"><text:a xlink:type="simple" xlink:href="#__RefHeading___Toc861_4233979817" text:style-name="Index_20_Link" text:visited-style-name="Index_20_Link">1.1.1 编写目的<text:tab/>2</text:a></text:p>
          <text:p text:style-name="P14"><text:a xlink:type="simple" xlink:href="#__RefHeading___Toc863_4233979817" text:style-name="Index_20_Link" text:visited-style-name="Index_20_Link">1.1.2 项目背景<text:tab/>2</text:a></text:p>
          <text:p text:style-name="P13"><text:a xlink:type="simple" xlink:href="#__RefHeading___Toc865_4233979817" text:style-name="Index_20_Link" text:visited-style-name="Index_20_Link">1.2 测试范围<text:tab/>3</text:a></text:p>
          <text:p text:style-name="P14"><text:a xlink:type="simple" xlink:href="#__RefHeading___Toc867_4233979817" text:style-name="Index_20_Link" text:visited-style-name="Index_20_Link">1.2.1 待测试特性<text:tab/>3</text:a></text:p>
          <text:p text:style-name="P14"><text:a xlink:type="simple" xlink:href="#__RefHeading___Toc869_4233979817" text:style-name="Index_20_Link" text:visited-style-name="Index_20_Link">1.2.2 不测试特性<text:tab/>3</text:a></text:p>
          <text:p text:style-name="P13"><text:a xlink:type="simple" xlink:href="#__RefHeading___Toc871_4233979817" text:style-name="Index_20_Link" text:visited-style-name="Index_20_Link">1.3 测试目标<text:tab/>4</text:a></text:p>
          <text:p text:style-name="P13"><text:a xlink:type="simple" xlink:href="#__RefHeading___Toc873_4233979817" text:style-name="Index_20_Link" text:visited-style-name="Index_20_Link">1.4 测试准则<text:tab/>4</text:a></text:p>
          <text:p text:style-name="P13"><text:a xlink:type="simple" xlink:href="#__RefHeading___Toc875_4233979817" text:style-name="Index_20_Link" text:visited-style-name="Index_20_Link">1.5 测试方法<text:tab/>5</text:a></text:p>
          <text:p text:style-name="P13"><text:a xlink:type="simple" xlink:href="#__RefHeading___Toc877_4233979817" text:style-name="Index_20_Link" text:visited-style-name="Index_20_Link">1.6 测试任务与进度<text:tab/>5</text:a></text:p>
          <text:p text:style-name="P13"><text:a xlink:type="simple" xlink:href="#__RefHeading___Toc879_4233979817" text:style-name="Index_20_Link" text:visited-style-name="Index_20_Link">1.7 测试环境<text:tab/>5</text:a></text:p>
          <text:p text:style-name="P13"><text:a xlink:type="simple" xlink:href="#__RefHeading___Toc881_4233979817" text:style-name="Index_20_Link" text:visited-style-name="Index_20_Link">1.8 测试风险<text:tab/>6</text:a></text:p>
          <text:p text:style-name="P13"><text:a xlink:type="simple" xlink:href="#__RefHeading___Toc883_4233979817" text:style-name="Index_20_Link" text:visited-style-name="Index_20_Link">1.9 测试提交物<text:tab/>6</text:a></text:p>
          <text:p text:style-name="P12"><text:a xlink:type="simple" xlink:href="#__RefHeading___Toc885_4233979817" text:style-name="Index_20_Link" text:visited-style-name="Index_20_Link">2 测试用例设计<text:tab/>7</text:a></text:p>
          <text:p text:style-name="P13"><text:a xlink:type="simple" xlink:href="#__RefHeading___Toc887_4233979817" text:style-name="Index_20_Link" text:visited-style-name="Index_20_Link">2.1 等价类划分<text:tab/>7</text:a></text:p>
          <text:p text:style-name="P13"><text:a xlink:type="simple" xlink:href="#__RefHeading___Toc889_4233979817" text:style-name="Index_20_Link" text:visited-style-name="Index_20_Link">2.2 测试用例设计（看不清楚查看附件）<text:tab/>9</text:a></text:p>
          <text:p text:style-name="P13"><text:a xlink:type="simple" xlink:href="#__RefHeading___Toc401_1988308545" text:style-name="Index_20_Link" text:visited-style-name="Index_20_Link">2.3 测试过程描述<text:tab/>10</text:a></text:p>
          <text:p text:style-name="P12"><text:a xlink:type="simple" xlink:href="#__RefHeading___Toc893_4233979817" text:style-name="Index_20_Link" text:visited-style-name="Index_20_Link">3 缺陷报告（不好看，请阅读附件）<text:tab/>11</text:a></text:p>
        </text:index-body>
      </text:table-of-content>
      <text:h text:style-name="P15" text:outline-level="1"><text:bookmark-start text:name="__RefHeading___Toc857_4233979817"/><text:soft-page-break/>测试计划<text:bookmark-end text:name="__RefHeading___Toc857_4233979817"/></text:h>
      <text:h text:style-name="P17" text:outline-level="2"><text:bookmark-start text:name="__RefHeading___Toc859_4233979817"/>引言<text:bookmark-end text:name="__RefHeading___Toc859_4233979817"/></text:h>
      <text:h text:style-name="P23" text:outline-level="3"><text:bookmark-start text:name="__RefHeading___Toc861_4233979817"/>编写目的<text:bookmark-end text:name="__RefHeading___Toc861_4233979817"/></text:h>
      <text:p text:style-name="P2">本文档主要目的是：确定项目测试的策略、范围和方法，使项目有测试工作的所有参与人员（此为课堂测试，故指的就是作者）对本项目的测试的目标、范围、策略、方法、组织、资源等有一个清晰的认识；使项目测试工作的所有参与人员理解测试控制过程；从策略角度说明本项目测试的组织和管理，指导测试进展，并作为项目工作实施的依据，本文档是本项目测试整个过程进行的依据、规范和标准。</text:p>
      <text:h text:style-name="P21" text:outline-level="3"><text:bookmark-start text:name="__RefHeading___Toc863_4233979817"/>项目背景<text:bookmark-end text:name="__RefHeading___Toc863_4233979817"/></text:h>
      <text:p text:style-name="P3">《软件测试与质量保证<text:span text:style-name="T1">》课程的期末项目，经过一学期对测试相关知识的学习，包括测试工具、测试设计方式、测试技术等的内容，掌握了软件测试基础理论。这是老师提供的项目，用以测试我们一学期所学的能力，这个项目是一个计算系统，用于处理各种计算，被分为9个部分，分别如下：</text:span></text:p>
      <text:list xml:id="list313764439" text:style-name="L1">
        <text:list-item>
          <text:p text:style-name="P35">计算器</text:p>
        </text:list-item>
        <text:list-item>
          <text:p text:style-name="P35">矩阵、微积分、图论</text:p>
        </text:list-item>
        <text:list-item>
          <text:p text:style-name="P35">矩阵、命题逻辑、统计</text:p>
        </text:list-item>
        <text:list-item>
          <text:p text:style-name="P35">矩阵、命题逻辑、方程组</text:p>
        </text:list-item>
        <text:list-item>
          <text:p text:style-name="P35">矩阵、图论、统计</text:p>
        </text:list-item>
        <text:list-item>
          <text:p text:style-name="P35">微积分、命题逻辑、表达式</text:p>
        </text:list-item>
        <text:list-item>
          <text:p text:style-name="P35">微积分、命题逻辑、统计</text:p>
        </text:list-item>
        <text:list-item>
          <text:p text:style-name="P35"><text:soft-page-break/>微积分、图论、统计</text:p>
        </text:list-item>
        <text:list-item>
          <text:p text:style-name="P35">命题逻辑、和与积、统计</text:p>
        </text:list-item>
      </text:list>
      <text:p text:style-name="P3"><text:span text:style-name="T1">我负责的部分是</text:span><text:span text:style-name="T2">E，包括三个模块：矩阵、图论、统计，介绍如下：</text:span></text:p>
      <text:p text:style-name="P4">矩阵：包括两种运算：单目和双目，双目包括加、减、乘，单目包括求逆、化为梯阵</text:p>
      <text:p text:style-name="P4">图论：包括求最小生成树、最短路径和关键路径长</text:p>
      <text:p text:style-name="P4">统计：包括计算最大数、最小数、累加、累乘、算术平均数、几何平均数等等</text:p>
      <text:h text:style-name="P18" text:outline-level="2"><text:bookmark-start text:name="__RefHeading___Toc865_4233979817"/>测试范围<text:bookmark-end text:name="__RefHeading___Toc865_4233979817"/></text:h>
      <text:h text:style-name="P22" text:outline-level="3"><text:bookmark-start text:name="__RefHeading___Toc867_4233979817"/>待测试特性<text:bookmark-end text:name="__RefHeading___Toc867_4233979817"/></text:h>
      <text:list xml:id="list699416097" text:style-name="L2">
        <text:list-item>
          <text:p text:style-name="P25">图论模块：输入结点数和图的邻接矩阵，然后计算三个东西：最小生成树、点到点最短路径和关键路径长。</text:p>
        </text:list-item>
        <text:list-item>
          <text:p text:style-name="P25">矩阵模块：输入矩阵的名称、尺寸信息和矩阵内容，添加矩阵，之后对输入的矩阵进行加、减、乘、求逆、化为梯阵。</text:p>
        </text:list-item>
        <text:list-item>
          <text:p text:style-name="P25">统计模块：输入一组数字，选择计算方式，包括平均数、方差、最大数等<text:span text:style-name="T3">10种，得出一个计算结果。</text:span></text:p>
        </text:list-item>
      </text:list>
      <text:h text:style-name="P22" text:outline-level="3"><text:bookmark-start text:name="__RefHeading___Toc869_4233979817"/>不测试特性<text:bookmark-end text:name="__RefHeading___Toc869_4233979817"/></text:h>
      <text:list xml:id="list4017304517" text:style-name="L3">
        <text:list-item>
          <text:p text:style-name="P26">计算器模块：一个计算器，包括计算sin、cos、tan、sqrt等计算。</text:p>
        </text:list-item>
        <text:list-item>
          <text:p text:style-name="P26">行列式模块：输入阶数和行列式，计算最终结果。</text:p>
        </text:list-item>
        <text:list-item>
          <text:p text:style-name="P26"><text:soft-page-break/>微积分模块：输入一个定积分和微分的算式，计算最终结果。</text:p>
        </text:list-item>
        <text:list-item>
          <text:p text:style-name="P26">和与积模块：输入表达式，计算求和和求积的值。</text:p>
        </text:list-item>
        <text:list-item>
          <text:p text:style-name="P26">方程组模块：输入方程组的系数矩阵和未知数的个数，解方程组的解。</text:p>
        </text:list-item>
        <text:list-item>
          <text:p text:style-name="P26">表达式模块：输入表达式和参数，计算表达式的结果。</text:p>
        </text:list-item>
        <text:list-item>
          <text:p text:style-name="P26">命题逻辑模块：输入一个逻辑公式，得出真值表、主合取范式、主析取范式，还能验证公式二与公式一之间的关系。</text:p>
        </text:list-item>
        <text:list-item>
          <text:p text:style-name="P26">其余模块：包含常数、帮助、多项式是本次实验没有涉及到的模块。</text:p>
        </text:list-item>
      </text:list>
      <text:h text:style-name="P17" text:outline-level="2"><text:bookmark-start text:name="__RefHeading___Toc871_4233979817"/>测试目标<text:bookmark-end text:name="__RefHeading___Toc871_4233979817"/></text:h>
      <text:list xml:id="list423279265" text:style-name="L4">
        <text:list-item>
          <text:p text:style-name="P36"><text:s/>发现图论模块尽可能多的功能上的缺陷</text:p>
        </text:list-item>
        <text:list-item>
          <text:p text:style-name="P36"><text:s/>发现矩阵模块尽可能多的功能上的缺陷</text:p>
        </text:list-item>
        <text:list-item>
          <text:p text:style-name="P36"><text:s/>发现统计模块尽可能多的功能上的缺陷</text:p>
        </text:list-item>
      </text:list>
      <text:h text:style-name="P17" text:outline-level="2"><text:bookmark-start text:name="__RefHeading___Toc873_4233979817"/>测试准则<text:bookmark-end text:name="__RefHeading___Toc873_4233979817"/></text:h>
      <text:list xml:id="list3823391375" text:style-name="L5">
        <text:list-item>
          <text:p text:style-name="P39"><text:span text:style-name="T4"><text:s/></text:span><text:span text:style-name="T5">所有的测试都追溯到用户需求——即系统的功能性和非功能性要求。</text:span></text:p>
        </text:list-item>
        <text:list-item>
          <text:p text:style-name="P40"><text:s/>在测试开始前，制定测试的计划。</text:p>
        </text:list-item>
        <text:list-item>
          <text:p text:style-name="P40"><text:s/>测试发现的错误80%很可能起源于20%的模块中。</text:p>
        </text:list-item>
        <text:list-item>
          <text:p text:style-name="P40"><text:s/>完全测试是不可能的——即穷举测试不现实。</text:p>
        </text:list-item>
        <text:list-item>
          <text:p text:style-name="P40"><text:soft-page-break/><text:s/>尽量避免测试的随机性。</text:p>
        </text:list-item>
        <text:list-item>
          <text:p text:style-name="P40"><text:s/>长期保留测试用例，直到系统作废。</text:p>
        </text:list-item>
        <text:list-item>
          <text:p text:style-name="P40"><text:s/>兼顾合理和不合理的输入数据。</text:p>
        </text:list-item>
        <text:list-item>
          <text:p text:style-name="P40"><text:s text:c="2"/>测试工作尽可能的早开始。</text:p>
        </text:list-item>
        <text:list-item>
          <text:p text:style-name="P40"><text:s/>充分注意测试中的群集现象。</text:p>
        </text:list-item>
      </text:list>
      <text:h text:style-name="P17" text:outline-level="2"><text:bookmark-start text:name="__RefHeading___Toc875_4233979817"/>测试方法<text:bookmark-end text:name="__RefHeading___Toc875_4233979817"/></text:h>
      <text:p text:style-name="P5">采用等价类划分法和边界值法，设计测试用例，进行黑盒测试。</text:p>
      <text:h text:style-name="P17" text:outline-level="2"><text:bookmark-start text:name="__RefHeading___Toc877_4233979817"/>测试任务与进度<text:bookmark-end text:name="__RefHeading___Toc877_4233979817"/></text:h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9">测试活动</text:p>
          </table:table-cell>
          <table:table-cell table:style-name="表格3.A1" office:value-type="string">
            <text:p text:style-name="P9">计划开始时间</text:p>
          </table:table-cell>
          <table:table-cell table:style-name="表格3.A1" office:value-type="string">
            <text:p text:style-name="P9">实际开始时间</text:p>
          </table:table-cell>
          <table:table-cell table:style-name="表格3.D1" office:value-type="string">
            <text:p text:style-name="P9">结束日期</text:p>
          </table:table-cell>
        </table:table-row>
        <table:table-row>
          <table:table-cell table:style-name="表格3.A2" office:value-type="string">
            <text:p text:style-name="P9">制定测试计划</text:p>
          </table:table-cell>
          <table:table-cell table:style-name="表格3.A2" office:value-type="string">
            <text:p text:style-name="P10">2020.05.08</text:p>
          </table:table-cell>
          <table:table-cell table:style-name="表格3.A2" office:value-type="string">
            <text:p text:style-name="P10">2020.05.08</text:p>
          </table:table-cell>
          <table:table-cell table:style-name="表格3.D2" office:value-type="string">
            <text:p text:style-name="P10">2020.05.15</text:p>
          </table:table-cell>
        </table:table-row>
        <table:table-row>
          <table:table-cell table:style-name="表格3.A2" office:value-type="string">
            <text:p text:style-name="P9">设计测试用例</text:p>
          </table:table-cell>
          <table:table-cell table:style-name="表格3.A2" office:value-type="string">
            <text:p text:style-name="P10">2020.05.16</text:p>
          </table:table-cell>
          <table:table-cell table:style-name="表格3.A2" office:value-type="string">
            <text:p text:style-name="P10">2020.05.16</text:p>
          </table:table-cell>
          <table:table-cell table:style-name="表格3.D2" office:value-type="string">
            <text:p text:style-name="P10">2020.05.17</text:p>
          </table:table-cell>
        </table:table-row>
        <table:table-row>
          <table:table-cell table:style-name="表格3.A2" office:value-type="string">
            <text:p text:style-name="P9">执行用例并记录缺陷</text:p>
          </table:table-cell>
          <table:table-cell table:style-name="表格3.A2" office:value-type="string">
            <text:p text:style-name="P10">2020.05.18</text:p>
          </table:table-cell>
          <table:table-cell table:style-name="表格3.A2" office:value-type="string">
            <text:p text:style-name="P10">2020.05.18</text:p>
          </table:table-cell>
          <table:table-cell table:style-name="表格3.D2" office:value-type="string">
            <text:p text:style-name="P10">2020.05.18</text:p>
          </table:table-cell>
        </table:table-row>
        <table:table-row>
          <table:table-cell table:style-name="表格3.A2" office:value-type="string">
            <text:p text:style-name="P9">完成测试报告</text:p>
          </table:table-cell>
          <table:table-cell table:style-name="表格3.A2" office:value-type="string">
            <text:p text:style-name="P10">2020.05.20</text:p>
          </table:table-cell>
          <table:table-cell table:style-name="表格3.A2" office:value-type="string">
            <text:p text:style-name="P10">2020.05.20</text:p>
          </table:table-cell>
          <table:table-cell table:style-name="表格3.D2" office:value-type="string">
            <text:p text:style-name="P10">2020.05.20</text:p>
          </table:table-cell>
        </table:table-row>
      </table:table>
      <text:h text:style-name="P17" text:outline-level="2"><text:bookmark-start text:name="__RefHeading___Toc879_4233979817"/>测试环境<text:bookmark-end text:name="__RefHeading___Toc879_4233979817"/></text:h>
      <text:list xml:id="list1306871167" text:style-name="L6">
        <text:list-item>
          <text:p text:style-name="P29">硬件环境：<text:span text:style-name="T6">i</text:span><text:span text:style-name="T7">5</text:span><text:span text:style-name="T8">以上的处理器，无显卡要求，</text:span><text:span text:style-name="T7">4g及</text:span><text:span text:style-name="T8">以上内存</text:span></text:p>
        </text:list-item>
        <text:list-item>
          <text:p text:style-name="P29">软件环境：<text:span text:style-name="T7">W</text:span><text:span text:style-name="T6">indows </text:span><text:span text:style-name="T7">10、Windows 7及Windows xp</text:span></text:p>
        </text:list-item>
        <text:list-item>
          <text:p text:style-name="P30">测试工具：无，黑盒测试，直接运行程序，输入数据，然后比对输出，记录发现的缺陷</text:p>
        </text:list-item>
      </text:list>
      <text:h text:style-name="P17" text:outline-level="2"><text:bookmark-start text:name="__RefHeading___Toc881_4233979817"/><text:soft-page-break/>测试风险<text:bookmark-end text:name="__RefHeading___Toc881_4233979817"/></text:h>
      <text:list xml:id="list3920534728" text:style-name="L7">
        <text:list-item>
          <text:p text:style-name="P31">bug的修复情况</text:p>
        </text:list-item>
        <text:list-item>
          <text:p text:style-name="P27">模块功能的实现情况</text:p>
        </text:list-item>
        <text:list-item>
          <text:p text:style-name="P27">测试人员的经验</text:p>
        </text:list-item>
        <text:list-item>
          <text:p text:style-name="P27">测试人员对软件的熟悉程度</text:p>
        </text:list-item>
        <text:list-item>
          <text:p text:style-name="P27">测试人员关于项目约定的执行情况</text:p>
        </text:list-item>
        <text:list-item>
          <text:p text:style-name="P27">某些特殊原因导致测试计划不能正常实施</text:p>
        </text:list-item>
      </text:list>
      <text:h text:style-name="P17" text:outline-level="2"><text:bookmark-start text:name="__RefHeading___Toc883_4233979817"/>测试提交物<text:bookmark-end text:name="__RefHeading___Toc883_4233979817"/></text:h>
      <text:list xml:id="list3016096591" text:style-name="L8">
        <text:list-item>
          <text:p text:style-name="P28">测试计划书</text:p>
        </text:list-item>
        <text:list-item>
          <text:p text:style-name="P28">缺陷报告书</text:p>
        </text:list-item>
        <text:list-item>
          <text:p text:style-name="P28">测试用例设计报告</text:p>
        </text:list-item>
      </text:list>
      <text:h text:style-name="P15" text:outline-level="1"><text:bookmark-start text:name="__RefHeading___Toc885_4233979817"/><text:soft-page-break/>测试用例设计<text:bookmark-end text:name="__RefHeading___Toc885_4233979817"/></text:h>
      <text:h text:style-name="P20" text:outline-level="2"><text:bookmark-start text:name="__RefHeading___Toc887_4233979817"/><text:span text:style-name="T9">等价类划分</text:span><text:bookmark-end text:name="__RefHeading___Toc887_4233979817"/></text:h>
      <text:p text:style-name="P32"><draw:frame draw:style-name="fr1" draw:name="对象1" text:anchor-type="char" svg:width="21.001cm" svg:height="22.826cm" draw:z-index="5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3"><text:soft-page-break/>表<text:span text:style-name="T12">0：等价类设计</text:span></text:p>
      <text:h text:style-name="P19" text:outline-level="2"><text:bookmark-start text:name="__RefHeading___Toc889_4233979817"/>测试用例设计（看不清楚查看附件）<text:bookmark-end text:name="__RefHeading___Toc889_4233979817"/></text:h>
      <text:p text:style-name="P11"/>
      <text:p text:style-name="P11"/>
      <text:p text:style-name="P42"><draw:frame draw:style-name="fr2" draw:name="对象2" text:anchor-type="char" svg:x="-2.242cm" svg:y="0.377cm" svg:width="21.001cm" svg:height="8.874cm" draw:z-index="0"><draw:object xlink:href="./Object 2" xlink:type="simple" xlink:show="embed" xlink:actuate="onLoad"/><draw:image xlink:href="./ObjectReplacements/Object 2" xlink:type="simple" xlink:show="embed" xlink:actuate="onLoad"/></draw:frame>表<text:span text:style-name="T12">1</text:span>：矩阵模块测试用例</text:p>
      <text:p text:style-name="P41"><draw:frame draw:style-name="fr1" draw:name="对象5" text:anchor-type="char" svg:width="21.001cm" svg:height="8.356cm" draw:z-index="3"><draw:object xlink:href="./Object 5" xlink:type="simple" xlink:show="embed" xlink:actuate="onLoad"/><draw:image xlink:href="./ObjectReplacements/Object 5" xlink:type="simple" xlink:show="embed" xlink:actuate="onLoad"/></draw:frame><text:soft-page-break/>表<text:span text:style-name="T12">2：统计模块测试用例</text:span></text:p>
      <text:h text:style-name="Heading_20_2" text:outline-level="2"><text:bookmark-start text:name="__RefHeading___Toc401_1988308545"/>测试过程描述<text:bookmark-end text:name="__RefHeading___Toc401_1988308545"/></text:h>
      <text:p text:style-name="P37">测试过程如下：</text:p>
      <text:list xml:id="list1633647929" text:style-name="L9">
        <text:list-item>
          <text:p text:style-name="P38">打开软件</text:p>
        </text:list-item>
        <text:list-item>
          <text:p text:style-name="P38">选择相应模块</text:p>
        </text:list-item>
        <text:list-item>
          <text:p text:style-name="P38">根据测试用例输入相关数据，用例中矩阵用[[x,x,x],[x,x,x],[x,x,x]]表示，统计数据用x,x,x表示</text:p>
        </text:list-item>
        <text:list-item>
          <text:p text:style-name="P38">点击相应功能按钮</text:p>
        </text:list-item>
        <text:list-item>
          <text:p text:style-name="P38">得出结果</text:p>
        </text:list-item>
        <text:list-item>
          <text:p text:style-name="P38">比对结果，并记录缺陷</text:p>
        </text:list-item>
      </text:list>
      <text:h text:style-name="P16" text:outline-level="1"><text:bookmark-start text:name="__RefHeading___Toc893_4233979817"/><text:soft-page-break/><text:span text:style-name="T9">缺陷报告</text:span><text:bookmark-end text:name="OLE_LINK1"/><text:span text:style-name="T9">（</text:span><text:span text:style-name="T10">不好看，请阅读附件</text:span><text:span text:style-name="T9">）</text:span><text:bookmark-end text:name="__RefHeading___Toc893_4233979817"/></text:h>
      <text:p text:style-name="P33"><draw:frame draw:style-name="fr2" draw:name="对象6" text:anchor-type="char" svg:x="2.143cm" svg:y="-0.062cm" svg:width="14.827cm" svg:height="29.7cm" draw:z-index="4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33"><text:soft-page-break/>表<text:span text:style-name="T11">4：</text:span>图论模块缺陷报告</text:p>
      <text:p text:style-name="P34"><draw:frame draw:style-name="fr1" draw:name="对象4" text:anchor-type="char" svg:width="21.001cm" svg:height="20.627cm" draw:z-index="2"><draw:object xlink:href="./Object 4" xlink:type="simple" xlink:show="embed" xlink:actuate="onLoad"/><draw:image xlink:href="./ObjectReplacements/Object 4" xlink:type="simple" xlink:show="embed" xlink:actuate="onLoad"/></draw:frame>表<text:span text:style-name="T11">5：矩阵模块缺陷报告</text:span></text:p>
      <text:p text:style-name="P34"><draw:frame draw:style-name="fr1" draw:name="对象3" text:anchor-type="char" svg:width="21.001cm" svg:height="12.966cm" draw:z-index="1"><draw:object xlink:href="./Object 3" xlink:type="simple" xlink:show="embed" xlink:actuate="onLoad"/><draw:image xlink:href="./ObjectReplacements/Object 3" xlink:type="simple" xlink:show="embed" xlink:actuate="onLoad"/></draw:frame><text:soft-page-break/>表<text:span text:style-name="T11">6：统计模块缺陷报告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cm" fo:margin-bottom="0cm" loext:contextual-spacing="false" style:page-number="auto" fo:keep-with-next="always" style:snap-to-layout-grid="true"/>
      <style:text-properties style:font-name="Times New Roman" fo:font-family="'Times New Roman'" style:font-family-generic="roman" style:font-pitch="variable" fo:font-size="12pt" fo:font-style="normal" fo:font-weight="bold" style:font-name-asian="宋体" style:font-family-asian="宋体, SimSu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4472c4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1<text:tab/>2019-2020-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5T17:32:31.289336205</dc:date>
    <meta:editing-cycles>49</meta:editing-cycles>
    <meta:editing-duration>PT10H29M36S</meta:editing-duration>
    <meta:generator>LibreOffice/6.4.3.2$Linux_X86_64 LibreOffice_project/40$Build-2</meta:generator>
    <meta:document-statistic meta:table-count="1" meta:image-count="0" meta:object-count="6" meta:page-count="14" meta:paragraph-count="125" meta:word-count="1845" meta:character-count="2205" meta:non-whitespace-character-count="214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5" table:number-rows-spanned="1">
            <text:p>等价类的设计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测试模块</text:p>
          </table:table-cell>
          <table:table-cell office:value-type="string" calcext:value-type="string">
            <text:p>测试功能</text:p>
          </table:table-cell>
          <table:table-cell office:value-type="string" calcext:value-type="string">
            <text:p>输入条件</text:p>
          </table:table-cell>
          <table:table-cell office:value-type="string" calcext:value-type="string">
            <text:p>有效等价类</text:p>
          </table:table-cell>
          <table:table-cell office:value-type="string" calcext:value-type="string">
            <text:p>无效等价类</text:p>
          </table:table-cell>
        </table:table-row>
        <table:table-row table:style-name="ro2">
          <table:table-cell office:value-type="string" calcext:value-type="string" table:number-columns-spanned="1" table:number-rows-spanned="19">
            <text:p>矩阵</text:p>
          </table:table-cell>
          <table:table-cell office:value-type="string" calcext:value-type="string" table:number-columns-spanned="1" table:number-rows-spanned="13">
            <text:p>矩阵录入</text:p>
          </table:table-cell>
          <table:table-cell office:value-type="string" calcext:value-type="string" table:number-columns-spanned="1" table:number-rows-spanned="3">
            <text:p>矩阵的尺寸</text:p>
          </table:table-cell>
          <table:table-cell office:value-type="string" calcext:value-type="string" table:number-columns-spanned="1" table:number-rows-spanned="3">
            <text:p>尺寸为非负整数 <text:s text:c="3"/>1</text:p>
          </table:table-cell>
          <table:table-cell office:value-type="string" calcext:value-type="string">
            <text:p>尺寸中含负数 <text:s text:c="3"/>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小数 <text:s text:c="3"/>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尺寸中含字符 <text:s text:c="3"/>4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0">
            <text:p>矩阵的内容</text:p>
          </table:table-cell>
          <table:table-cell office:value-type="string" calcext:value-type="string" table:number-columns-spanned="1" table:number-rows-spanned="3">
            <text:p>内容的尺寸与录入的尺寸一致 <text:s text:c="3"/>5</text:p>
          </table:table-cell>
          <table:table-cell office:value-type="string" calcext:value-type="string">
            <text:p>录入尺寸行不一致 <text:s text:c="3"/>6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列不一致 <text:s text:c="3"/>7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录入尺寸行列不一致 <text:s text:c="3"/>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整数 <text:s text:c="3"/>9</text:p>
          </table:table-cell>
          <table:table-cell office:value-type="string" calcext:value-type="string">
            <text:p>矩阵中某元素含字符 <text:s text:c="3"/>1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小数点开头 <text:s text:c="3"/>11</text:p>
          </table:table-cell>
          <table:table-cell office:value-type="string" calcext:value-type="string" table:number-columns-spanned="1" table:number-rows-spanned="3">
            <text:p>矩阵中某元素含多个小数点 <text:s text:c="3"/>1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小数点结尾 <text:s text:c="3"/>1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小数点在中间的小数 <text:s text:c="3"/>1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以e开头的科学计数 <text:s text:c="3"/>15</text:p>
          </table:table-cell>
          <table:table-cell office:value-type="string" calcext:value-type="string" table:number-columns-spanned="1" table:number-rows-spanned="3">
            <text:p>矩阵中某元素含多余1个e <text:s text:c="3"/>1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内容是以e结尾的科学计数 <text:s text:c="3"/>1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内容是e在中间的科学计数 <text:s text:c="3"/>17</text:p>
          </table:table-cell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双目+运算</text:p>
            <text:p>双目-运算</text:p>
          </table:table-cell>
          <table:table-cell office:value-type="string" calcext:value-type="string" table:number-columns-spanned="1" table:number-rows-spanned="3">
            <text:p>输入两个矩阵</text:p>
          </table:table-cell>
          <table:table-cell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office:value-type="string" calcext:value-type="string">
            <text:p>两个矩阵行不一致 <text:s text:c="3"/>2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列不一致 <text:s text:c="3"/>2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两个矩阵行列均不一致 <text:s text:c="3"/>23</text:p>
          </table:table-cell>
        </table:table-row>
        <table:table-row table:style-name="ro2">
          <table:covered-table-cell/>
          <table:table-cell office:value-type="string" calcext:value-type="string">
            <text:p>双目X运算</text:p>
          </table:table-cell>
          <table:table-cell office:value-type="string" calcext:value-type="string">
            <text:p>输入两个矩阵</text:p>
          </table:table-cell>
          <table:table-cell office:value-type="string" calcext:value-type="string">
            <text:p>第一个矩阵的列与第二个矩阵的行一致 <text:s text:c="3"/>24</text:p>
          </table:table-cell>
          <table:table-cell office:value-type="string" calcext:value-type="string">
            <text:p>第一个矩阵的列与第二个矩阵的行不一致 <text:s text:c="3"/>25</text:p>
          </table:table-cell>
        </table:table-row>
        <table:table-row table:style-name="ro2">
          <table:covered-table-cell/>
          <table:table-cell office:value-type="string" calcext:value-type="string">
            <text:p>单目求逆运算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行列式不为0 <text:s/>26</text:p>
          </table:table-cell>
          <table:table-cell office:value-type="string" calcext:value-type="string">
            <text:p>行列式为0 <text:s text:c="2"/>27</text:p>
          </table:table-cell>
        </table:table-row>
        <table:table-row table:style-name="ro2">
          <table:covered-table-cell/>
          <table:table-cell office:value-type="string" calcext:value-type="string">
            <text:p>单目化为梯阵</text:p>
          </table:table-cell>
          <table:table-cell office:value-type="string" calcext:value-type="string">
            <text:p>输入一个矩阵</text:p>
          </table:table-cell>
          <table:table-cell office:value-type="string" calcext:value-type="string">
            <text:p>任意符合要求的矩阵 <text:s text:c="3"/>28</text:p>
          </table:table-cell>
          <table:table-cell office:value-type="string" calcext:value-type="string">
            <text:p>无无效等价类 </text:p>
          </table:table-cell>
        </table:table-row>
        <table:table-row table:style-name="ro2">
          <table:table-cell office:value-type="string" calcext:value-type="string" table:number-columns-spanned="1" table:number-rows-spanned="7">
            <text:p>统计</text:p>
          </table:table-cell>
          <table:table-cell office:value-type="string" calcext:value-type="string" table:number-columns-spanned="1" table:number-rows-spanned="7">
            <text:p>统计的九个功能</text:p>
          </table:table-cell>
          <table:table-cell office:value-type="string" calcext:value-type="string" table:number-columns-spanned="1" table:number-rows-spanned="7">
            <text:p>输入数据</text:p>
          </table:table-cell>
          <table:table-cell office:value-type="string" calcext:value-type="string">
            <text:p>数据为整数 <text:s text:c="3"/>29</text:p>
          </table:table-cell>
          <table:table-cell office:value-type="string" calcext:value-type="string">
            <text:p>数据中某元素含字符 <text:s text:c="3"/>30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开头的小数 <text:s text:c="3"/>31</text:p>
          </table:table-cell>
          <table:table-cell office:value-type="string" calcext:value-type="string" table:number-columns-spanned="1" table:number-rows-spanned="3">
            <text:p>数据中某元素含多个小数点 <text:s text:c="3"/>34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以小数点结尾的小数 <text:s text:c="3"/>32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一般的小数 <text:s text:c="3"/>3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以e开头的科学计数 <text:s text:c="3"/>35</text:p>
          </table:table-cell>
          <table:table-cell office:value-type="string" calcext:value-type="string" table:number-columns-spanned="1" table:number-rows-spanned="3">
            <text:p>数据中某元素含多个e <text:s text:c="3"/>38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数据为以e结尾的科学计数 <text:s text:c="3"/>36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数据为e在中间的科学计数 <text:s text:c="3"/>37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21">
            <text:p>图论</text:p>
          </table:table-cell>
          <table:table-cell office:value-type="string" calcext:value-type="string" table:number-columns-spanned="1" table:number-rows-spanned="13">
            <text:p>录入图</text:p>
          </table:table-cell>
          <table:table-cell office:value-type="string" calcext:value-type="string" table:number-columns-spanned="1" table:number-rows-spanned="3">
            <text:p>输入结点数</text:p>
          </table:table-cell>
          <table:table-cell office:value-type="string" calcext:value-type="string" table:number-columns-spanned="1" table:number-rows-spanned="3">
            <text:p>结点数为非负整数 <text:s text:c="3"/>39</text:p>
          </table:table-cell>
          <table:table-cell office:value-type="string" calcext:value-type="string">
            <text:p>结点数含字符 <text:s text:c="3"/>4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负数4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为小数 <text:s text:c="3"/>42</text:p>
          </table:table-cell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0">
            <text:p>输入邻接矩阵</text:p>
          </table:table-cell>
          <table:table-cell office:value-type="string" calcext:value-type="string" table:number-columns-spanned="1" table:number-rows-spanned="2">
            <text:p>矩阵形状与结点数一致 <text:s text:c="3"/>43</text:p>
          </table:table-cell>
          <table:table-cell office:value-type="string" calcext:value-type="string">
            <text:p>结点数比录入的少 <text:s text:c="2"/>44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结点数比录入的多 <text:s text:c="3"/>45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小数.在开头 <text:s text:c="3"/>46</text:p>
          </table:table-cell>
          <table:table-cell office:value-type="string" calcext:value-type="string" table:number-columns-spanned="1" table:number-rows-spanned="3">
            <text:p>矩阵含不符合小数的元素 <text:s text:c="3"/>49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小数.在末尾 <text:s text:c="3"/>47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含小数.在中间 <text:s text:c="3"/>48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内容为数字 <text:s text:c="3"/>50</text:p>
          </table:table-cell>
          <table:table-cell office:value-type="string" calcext:value-type="string">
            <text:p>矩阵含字符 <text:s text:c="3"/>5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开头 <text:s text:c="2"/>52</text:p>
          </table:table-cell>
          <table:table-cell office:value-type="string" calcext:value-type="string" table:number-columns-spanned="1" table:number-rows-spanned="3">
            <text:p>矩阵不符合科学计数法定义 <text:s text:c="3"/>55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末尾 <text:s text:c="3"/>53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含科学计数法e在中间 <text:s text:c="2"/>54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 calcext:value-type="string">
            <text:p>矩阵是方形 <text:s text:c="3"/>56</text:p>
          </table:table-cell>
          <table:table-cell office:value-type="string" calcext:value-type="string">
            <text:p>矩阵不是方形 <text:s text:c="3"/>57</text:p>
          </table:table-cell>
        </table:table-row>
        <table:table-row table:style-name="ro2">
          <table:covered-table-cell/>
          <table:table-cell office:value-type="string" calcext:value-type="string">
            <text:p>计算最小生成树</text:p>
          </table:table-cell>
          <table:table-cell office:value-type="string" calcext:value-type="string">
            <text:p>输入邻接矩阵</text:p>
          </table:table-cell>
          <table:table-cell office:value-type="string" calcext:value-type="string">
            <text:p>邻接矩阵构成无向图 <text:s text:c="2"/>58</text:p>
          </table:table-cell>
          <table:table-cell office:value-type="string" calcext:value-type="string">
            <text:p>邻接矩阵不构成无向图 <text:s text:c="2"/>59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计算最短路径长</text:p>
          </table:table-cell>
          <table:table-cell office:value-type="string" calcext:value-type="string" table:number-columns-spanned="1" table:number-rows-spanned="3">
            <text:p>输入矩阵和两点</text:p>
          </table:table-cell>
          <table:table-cell office:value-type="string" calcext:value-type="string">
            <text:p>两点在图上 <text:s text:c="3"/>60</text:p>
          </table:table-cell>
          <table:table-cell office:value-type="string" calcext:value-type="string">
            <text:p>起点不在图上 <text:s text:c="3"/>6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两点可达 <text:s text:c="3"/>62</text:p>
          </table:table-cell>
          <table:table-cell office:value-type="string" calcext:value-type="string">
            <text:p>终点不在图上 <text:s text:c="3"/>6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两点不可达 <text:s text:c="3"/>64</text:p>
          </table:table-cell>
          <table:table-cell office:value-type="string" calcext:value-type="string">
            <text:p>起点和终点都不在图上 <text:s text:c="3"/>65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计算关键路径长</text:p>
          </table:table-cell>
          <table:table-cell office:value-type="string" calcext:value-type="string" table:number-columns-spanned="1" table:number-rows-spanned="4">
            <text:p>输入矩阵和一点</text:p>
          </table:table-cell>
          <table:table-cell office:value-type="string" calcext:value-type="string">
            <text:p>点在图上 <text:s text:c="3"/>66</text:p>
          </table:table-cell>
          <table:table-cell office:value-type="string" calcext:value-type="string">
            <text:p>点不在图上 <text:s text:c="3"/>67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构成有向无环图 <text:s text:c="3"/>68</text:p>
          </table:table-cell>
          <table:table-cell office:value-type="string" calcext:value-type="string">
            <text:p>有环图 <text:s text:c="3"/>69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图起点入度为0的点 <text:s text:c="3"/>70</text:p>
          </table:table-cell>
          <table:table-cell office:value-type="string" calcext:value-type="string">
            <text:p>起点入度不为0 <text:s text:c="3"/>7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终点的出度为0 <text:s text:c="3"/>72</text:p>
          </table:table-cell>
          <table:table-cell office:value-type="string" calcext:value-type="string">
            <text:p>终点出度不为0 <text:s text:c="3"/>7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 number:title="自定义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7:25:08.5690942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4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10.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8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矩阵模块测试用例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5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5" table:number-rows-spanned="1">
            <text:p>输入</text:p>
          </table:table-cell>
          <table:covered-table-cell table:number-columns-repeated="4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名称</text:p>
          </table:table-cell>
          <table:table-cell office:value-type="string" calcext:value-type="string">
            <text:p>运算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内容</text:p>
          </table:table-cell>
          <table:covered-table-cell table:number-columns-repeated="2"/>
          <table:covered-table-cell table:style-name="ce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1、5、9、11、12、13、15、16、1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2,13,45],[.2,3.,4.8],[4e,e4,3e2]]</text:p>
          </table:table-cell>
          <table:table-cell table:number-columns-repeated="2" office:value-type="string" calcext:value-type="string">
            <text:p>矩阵添加成功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无效等价类2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负数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无效等价类3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小数点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无效等价类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尺寸不能够输入字符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无效等价类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,[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无效等价类7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][1,1]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提示：矩阵的行、列数输入错误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无效等价类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,1],[1,1,1,1],[1,1,1,1],[1,1,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无效等价类10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c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无效等价类1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[1.1.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无效等价类18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e1e2,1],[1,1]]</text:p>
          </table:table-cell>
          <table:table-cell office:value-type="string" calcext:value-type="string">
            <text:p>矩阵添加失败</text:p>
          </table:table-cell>
          <table:table-cell office:value-type="string" calcext:value-type="string">
            <text:p>矩阵添加成功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 table:number-columns-spanned="1" table:number-rows-spanned="2">
            <text:p>覆盖有效等价类19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office:value-type="string" calcext:value-type="string" table:number-columns-spanned="1" table:number-rows-spanned="2">
            <text:p>[[2,2,73],[3.2,3.1,6],[4,4.5,406.8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加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 table:number-columns-spanned="1" table:number-rows-spanned="2">
            <text:p>覆盖有效等价类20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1.2,.1,2.],[e3,4e,4e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office:value-type="string" calcext:value-type="string" table:number-columns-spanned="1" table:number-rows-spanned="2">
            <text:p>[[0,2,-67],[-0.8,-2.9,-2],[-4,3.5,393.2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2"/>
          <table:covered-table-cell table:style-name="ce16"/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 table:number-columns-spanned="1" table:number-rows-spanned="2">
            <text:p>覆盖无效等价类21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 table:number-columns-spanned="1" table:number-rows-spanned="2">
            <text:p>覆盖无效等价类22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1,1],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 office:value-type="string" calcext:value-type="string">
            <text:p>减法</text:p>
          </table:covered-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 table:number-columns-spanned="1" table:number-rows-spanned="2">
            <text:p>覆盖无效等价类23</text:p>
          </table:table-cell>
          <table:table-cell office:value-type="string" calcext:value-type="string">
            <text:p>one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1,1],[1,1,1]]</text:p>
          </table:table-cell>
          <table:table-cell office:value-type="string" calcext:value-type="string" table:number-columns-spanned="1" table:number-rows-spanned="2">
            <text:p>矩阵相减失败</text:p>
          </table:table-cell>
          <table:table-cell office:value-type="string" calcext:value-type="string" table:number-columns-spanned="1" table:number-rows-spanned="2">
            <text:p>提示：必须是同形状的矩阵才能相加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w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1,1],[1,1],[1,1]]</text:p>
          </table:table-cell>
          <table:covered-table-cell table:number-columns-repeated="2"/>
          <table:covered-table-cell table:style-name="ce18"/>
        </table:table-row>
        <table:table-row table:style-name="ro1">
          <table:table-cell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 table:number-columns-spanned="1" table:number-rows-spanned="2">
            <text:p>覆盖有效等价类24</text:p>
          </table:table-cell>
          <table:table-cell office:value-type="string" calcext:value-type="string">
            <text:p>three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our</text:p>
          </table:table-cell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covered-table-cell table:number-columns-repeated="3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 table:number-columns-spanned="1" table:number-rows-spanned="2">
            <text:p>覆盖无效等价类25</text:p>
          </table:table-cell>
          <table:table-cell office:value-type="string" calcext:value-type="string">
            <text:p>fou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e,e4,7e1],[2,3,4],[4.,.5,6.8]]</text:p>
          </table:table-cell>
          <table:table-cell office:value-type="string" calcext:value-type="string" table:number-columns-spanned="1" table:number-rows-spanned="2">
            <text:p>矩阵相乘失败</text:p>
          </table:table-cell>
          <table:table-cell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7" office:value-type="boolean" office:boolean-value="false" calcext:value-type="boolean" table:number-columns-spanned="1" table:number-rows-spanned="2">
            <text:p>FALS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hree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2,3],[1.2,.1,2.],[e3,4e,4e2],[4,2,7]]</text:p>
          </table:table-cell>
          <table:covered-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覆盖有效等价类26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2],[1,1]]</text:p>
          </table:table-cell>
          <table:table-cell table:number-columns-repeated="2" office:value-type="string" calcext:value-type="string">
            <text:p>[[-1,2],[1,-1]]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覆盖无效等价类27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求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1,1],[1,1]]</text:p>
          </table:table-cell>
          <table:table-cell office:value-type="string" calcext:value-type="string">
            <text:p>矩阵求逆失败</text:p>
          </table:table-cell>
          <table:table-cell office:value-type="string" calcext:value-type="string">
            <text:p>提示：矩阵不可逆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覆盖有效等价类2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梯阵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1,2,3],[0,0,0],[0,0,0]]</text:p>
          </table:table-cell>
          <table:table-cell table:number-columns-repeated="2" office:value-type="string" calcext:value-type="string">
            <text:p>[[1,2,3],[0,0,0],[0,0,0]],1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]</text:p>
          </table:table-cell>
          <table:table-cell table:style-name="ce13" office:value-type="string" calcext:value-type="string">
            <text:p>矩阵添加失败</text:p>
          </table:table-cell>
          <table:table-cell table:style-name="ce13" office:value-type="string" calcext:value-type="string">
            <text:p>提示：请输入矩阵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加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减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4" office:value-type="string" calcext:value-type="string" table:number-columns-spanned="1" table:number-rows-spanned="2">
            <text:p>- 1.#IND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 table:number-columns-spanned="1" table:number-rows-spanned="2">
            <text:p>数字越界情况</text:p>
          </table:table-cell>
          <table:table-cell office:value-type="string" calcext:value-type="string">
            <text:p>err</text:p>
          </table:table-cell>
          <table:table-cell office:value-type="string" calcext:value-type="string" table:number-columns-spanned="1" table:number-rows-spanned="2">
            <text:p>乘法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table-cell table:style-name="ce13" office:value-type="string" calcext:value-type="string" table:number-columns-spanned="1" table:number-rows-spanned="2">
            <text:p>数据越界</text:p>
          </table:table-cell>
          <table:table-cell table:style-name="ce13" office:value-type="string" calcext:value-type="string" table:number-columns-spanned="1" table:number-rows-spanned="2">
            <text:p>1.#INF</text:p>
          </table:table-cell>
          <table:table-cell table:style-name="ce19" office:value-type="boolean" office:boolean-value="true" calcext:value-type="boolean" table:number-columns-spanned="1" table:number-rows-spanned="2">
            <text:p>TR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rr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600个1]]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9:19:49.51908623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统计模块缺陷报告" table:style-name="ta1"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2" table:default-cell-style-name="ce8"/>
        <table:table-column table:style-name="co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4" table:default-cell-style-name="ce8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能对含字符的数据进行统计学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0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1.1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统计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9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style-name="ce8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style-name="ce8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style-name="ce8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输出：23</text:p>
          </table:table-cell>
          <table:covered-table-cell table:style-name="ce8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崩溃</text:p>
          </table:table-cell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一个结果，提示用户输入数据错误</text:p>
          </table:table-cell>
          <table:covered-table-cell table:style-name="ce8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输出数据过大的错误信息</text:p>
          </table:table-cell>
          <table:covered-table-cell table:style-name="ce8"/>
          <table:covered-table-cell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08:53.9036803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5.63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矩阵模块缺陷报告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default-cell-style-name="ce11"/>
        <table:table-column table:style-name="co5" table:default-cell-style-name="ce10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6" table:default-cell-style-name="ce11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5、7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的行列大于录入行列数，会截取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矩阵录入成功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矩阵录入失败，并提示失败的原因</text:p>
          </table:table-cell>
          <table:covered-table-cell table:style-name="ce11"/>
          <table:covered-table-cell/>
        </table:table-row>
        <table:table-row table:style-name="ro3">
          <table:table-cell table:style-name="ce10" table:number-columns-repeated="4"/>
          <table:table-cell/>
          <table:table-cell table:style-name="ce10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矩阵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string" calcext:value-type="string">
            <text:p>16、17、18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2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同形状矩阵相减的提示信息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不能相乘的矩阵提示信息错误</text:p>
          </table:table-cell>
          <table:covered-table-cell table:style-name="ce11"/>
          <table:covered-table-cell/>
        </table:table-row>
        <table:table-row table:style-name="ro4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必须是同形状的矩阵才能相加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必须是同形状的矩阵才能相减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style-name="ce11"/>
          <table:covered-table-cell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2:39.43773552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统计模块测试用例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default-cell-style-name="ce11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2" table:number-rows-spanned="1">
            <text:p>输入</text:p>
          </table:table-cell>
          <table:covered-table-cell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table:style-name="ce9"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数据</text:p>
          </table:table-cell>
          <table:table-cell office:value-type="string" calcext:value-type="string">
            <text:p>统计计算方式</text:p>
          </table:table-cell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覆盖有效等价类29、31、32、33、35、36、37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大数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覆盖有效等价类29、31、32、33、35、36、38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最小数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覆盖有效等价类29、31、32、33、35、36、39</text:p>
          </table:table-cell>
          <table:table-cell office:value-type="string" calcext:value-type="string">
            <text:p>45,-.5,23.,44.9,4e,e77,4e2</text:p>
          </table:table-cell>
          <table:table-cell office:value-type="string" calcext:value-type="string">
            <text:p>累加</text:p>
          </table:table-cell>
          <table:table-cell table:number-columns-repeated="2" office:value-type="float" office:value="516.4" calcext:value-type="float">
            <text:p>516.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覆盖有效等价类29、31、32、33、35、36、40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累乘</text:p>
          </table:table-cell>
          <table:table-cell table:number-columns-repeated="2" office:value-type="float" office:value="-37177200" calcext:value-type="float">
            <text:p>-371772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覆盖有效等价类29、31、32、33、35、36、41</text:p>
          </table:table-cell>
          <table:table-cell office:value-type="string" calcext:value-type="string">
            <text:p>45,-.5,23.,44.9,4e,1,4e2</text:p>
          </table:table-cell>
          <table:table-cell office:value-type="string" calcext:value-type="string">
            <text:p>算术平均数</text:p>
          </table:table-cell>
          <table:table-cell table:number-columns-repeated="2" office:value-type="float" office:value="73.9142857142857" calcext:value-type="float">
            <text:p>73.91428571428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几何平均数</text:p>
          </table:table-cell>
          <table:table-cell table:number-columns-repeated="2" office:value-type="float" office:value="12.0633546781501" calcext:value-type="float">
            <text:p>12.06335467815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覆盖有效等价类29、31、32、33、35、36、42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平方平均数</text:p>
          </table:table-cell>
          <table:table-cell table:number-columns-repeated="2" office:value-type="float" office:value="153.337750453976" calcext:value-type="float">
            <text:p>153.3377504539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覆盖有效等价类29、31、32、33、35、36、43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n-1标准差</text:p>
          </table:table-cell>
          <table:table-cell table:number-columns-repeated="2" office:value-type="float" office:value="145.026455714614" calcext:value-type="float">
            <text:p>145.026455714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覆盖有效等价类29、31、32、33、35、36、44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相对标准偏差</text:p>
          </table:table-cell>
          <table:table-cell table:number-columns-repeated="2" office:value-type="float" office:value="1.95830476466493" calcext:value-type="float">
            <text:p>1.958304764664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覆盖有效等价类29、31、32、33、35、36、45</text:p>
          </table:table-cell>
          <table:table-cell office:value-type="string" calcext:value-type="string">
            <text:p>45,.5,23.,44.9,4e,1,4e2</text:p>
          </table:table-cell>
          <table:table-cell office:value-type="string" calcext:value-type="string">
            <text:p>标准差</text:p>
          </table:table-cell>
          <table:table-cell table:number-columns-repeated="2" office:value-type="float" office:value="134.268407699363" calcext:value-type="float">
            <text:p>134.2684076993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覆盖无效等价类30</text:p>
          </table:table-cell>
          <table:table-cell office:value-type="string" calcext:value-type="string">
            <text:p>1,c,2,3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0" calcext:value-type="float">
            <text:p>0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覆盖无效等价类34</text:p>
          </table:table-cell>
          <table:table-cell office:value-type="string" calcext:value-type="string">
            <text:p>43,1.1.1,2,5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1.1" calcext:value-type="float">
            <text:p>1.1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覆盖无效等价类38</text:p>
          </table:table-cell>
          <table:table-cell office:value-type="string" calcext:value-type="string">
            <text:p>56,4e4e,23,24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入数据出错</text:p>
          </table:table-cell>
          <table:table-cell office:value-type="float" office:value="23" calcext:value-type="float">
            <text:p>23</text:p>
          </table:table-cell>
          <table:table-cell table:style-name="ce1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边界值</text:p>
          </table:table-cell>
          <table:table-cell office:value-type="string" calcext:value-type="string">
            <text:p>空白数据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提示输入数据</text:p>
          </table:table-cell>
          <table:table-cell office:value-type="string" calcext:value-type="string">
            <text:p>提示请键入某个数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最大数边界</text:p>
          </table:table-cell>
          <table:table-cell office:value-type="string" calcext:value-type="string">
            <text:p>600个1,1</text:p>
          </table:table-cell>
          <table:table-cell office:value-type="string" calcext:value-type="string">
            <text:p>最大数</text:p>
          </table:table-cell>
          <table:table-cell office:value-type="string" calcext:value-type="string">
            <text:p>输出越界信息</text:p>
          </table:table-cell>
          <table:table-cell office:value-type="string" calcext:value-type="string">
            <text:p>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最小边界数</text:p>
          </table:table-cell>
          <table:table-cell office:value-type="string" calcext:value-type="string">
            <text:p>-600个1,1</text:p>
          </table:table-cell>
          <table:table-cell office:value-type="string" calcext:value-type="string">
            <text:p>最小数</text:p>
          </table:table-cell>
          <table:table-cell office:value-type="string" calcext:value-type="string">
            <text:p>输出越界信息</text:p>
          </table:table-cell>
          <table:table-cell table:style-name="ce10" office:value-type="string" calcext:value-type="string">
            <text:p>- 1.#IN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数据的个数特别大</text:p>
          </table:table-cell>
          <table:table-cell office:value-type="string" calcext:value-type="string">
            <text:p>1,...10000个1,...1</text:p>
          </table:table-cell>
          <table:table-cell office:value-type="string" calcext:value-type="string">
            <text:p>累加</text:p>
          </table:table-cell>
          <table:table-cell office:value-type="string" calcext:value-type="string">
            <text:p>程序输出个数越界</text:p>
          </table:table-cell>
          <table:table-cell office:value-type="string" calcext:value-type="string">
            <text:p>程序崩溃</text:p>
          </table:table-cell>
          <table:table-cell table:style-name="ce1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0:14:18.43585975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6.8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948cm" fo:break-before="auto" style:use-optimal-row-height="true"/>
    </style:style>
    <style:style style:name="ro5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117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4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图论模块缺陷报告" table:style-name="ta1"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column table:style-name="co2" table:default-cell-style-name="ce11"/>
        <table:table-column table:style-name="co3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录入的邻接矩阵行列数比输入的结点数大，也能成功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不符合小数格式的数，能成功参与计算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,0],[0,0,0],[0,0,0]]</text:p>
            <text:p>5. 输入最短路径的起点与终点：0,2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.2.2],[1.2.2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.2,0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字符，能成功参与计算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科学计数法含多个e，能成功参与计算</text:p>
          </table:table-cell>
          <table:covered-table-cell table:style-name="ce11"/>
          <table:covered-table-cell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c],[c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e1e],[1e1e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0,0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最小生成树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点到点最短路径出错</text:p>
          </table:table-cell>
          <table:covered-table-cell table:style-name="ce11"/>
          <table:covered-table-cell/>
        </table:table-row>
        <table:table-row table:style-name="ro4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],[2,0]]</text:p>
            <text:p>5. 点击最小生成树按钮</text:p>
            <text:p>6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矩阵内容：[[0,2,4,0,0],[1,0,0,1,0],[-1,0,0,-8,9],[0,0,8,0,5],[0,0,6,3,0]]</text:span></text:p>
            <text:p>5. 输入最短路径的起点和终点：0,4</text:p>
            <text:p>6. 点击最短路径长的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8,0→1→3→4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邻接矩阵不能用来计算最小生成树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1,0→2→3→4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权值为-1的边，点到点最短路径为不可达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不在图上时,当已进行过其他图运算时，最短路径长输出错误结果</text:p>
          </table:table-cell>
          <table:covered-table-cell table:style-name="ce11"/>
          <table:covered-table-cell/>
        </table:table-row>
        <table:table-row table:style-name="ro5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矩阵内容：[[0,2,4,0,0],[1,0,0,1,0],[-1,0,0,-8,9],[0,0,8,0,5],[0,0,6,3,0]]</text:span></text:p>
            <text:p>5. 输入最短路径的起点和终点：2,0</text:p>
            <text:p>6. 点击最短路径长的按钮</text:p>
            <text:p>7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最短路径起点和终点：3,1</text:span></text:p>
            <text:p>5. 输入结点数：2</text:p>
            <text:p>6. 输入矩阵内容：[[0,1],[1,0]]</text:p>
            <text:p>7. 点击最短路径长的按钮</text:p>
            <text:p>8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3,3→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2→0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不在图上时，关键路径长输出错误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入度不为0时，关键路径长输出错误结果</text:p>
          </table:table-cell>
          <table:covered-table-cell table:style-name="ce11"/>
          <table:covered-table-cell/>
        </table:table-row>
        <table:table-row table:style-name="ro5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2">4. 输入关键路径长终点：3</text:span></text:p>
            <text:p>5. 输入结点数：2</text:p>
            <text:p>6. 输入矩阵内容：[[0,1],[0,0]]</text:p>
            <text:p>7. 点击关键路径长按钮</text:p>
            <text:p>8. 查看结果</text:p>
          </table:table-cell>
          <table:covered-table-cell table:style-name="ce11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<text:span text:style-name="T2">4. 输入关键路径长终点：1</text:span></text:p>
            <text:p>5. 输入矩阵内容：[[0,0],[1,0]]</text:p>
            <text:p>6. 点击关键路径长按钮</text:p>
            <text:p>7. 查看结果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实际结果</text:p>
          </table:table-cell>
          <table:table-cell table:style-name="ce12" office:value-type="float" office:value="1.23862649141414E+260" calcext:value-type="float" table:number-columns-spanned="3" table:number-rows-spanned="1">
            <text:p>1.23862649141414E+260</text:p>
          </table:table-cell>
          <table:covered-table-cell table:style-name="ce11"/>
          <table:covered-table-cell/>
          <table:table-cell/>
          <table:table-cell office:value-type="string" calcext:value-type="string">
            <text:p>实际结果</text:p>
          </table:table-cell>
          <table:table-cell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</table:table-row>
        <table:table-row table:style-name="ro1">
          <table:table-cell office:value-type="string" calcext:value-type="string">
            <text:p>预期结果</text:p>
          </table:table-cell>
          <table:table-cell table:style-name="ce13"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  <table:table-cell/>
          <table:table-cell office:value-type="string" calcext:value-type="string">
            <text:p>预期结果</text:p>
          </table:table-cell>
          <table:table-cell table:style-name="ce13" office:value-type="float" office:value="0" calcext:value-type="float" table:number-columns-spanned="3" table:number-rows-spanned="1">
            <text:p>0</text:p>
          </table:table-cell>
          <table:covered-table-cell table:style-name="ce11"/>
          <table:covered-table-cell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14" office:value-type="date" office:date-value="2020-05-25" calcext:value-type="date">
            <text:p>20年5月25日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出度不为0时，程序崩溃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3</text:p>
            <text:p><text:span text:style-name="T2">4. 输入关键路径长终点：1</text:span></text:p>
            <text:p>5. 输入矩阵内容：[[0,1,0],[0,0,1],[0,1,0]]</text:p>
            <text:p>6. 点击关键路径长按钮</text:p>
            <text:p>7. 查看结果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预期结果</text:p>
          </table:table-cell>
          <table:table-cell table:style-name="ce13" office:value-type="float" office:value="-1" calcext:value-type="float" table:number-columns-spanned="3" table:number-rows-spanned="1">
            <text:p>-1</text:p>
          </table:table-cell>
          <table:covered-table-cell table:style-name="ce11"/>
          <table:covered-table-cell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 number:title="自定义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7:19:52.50378909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